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4.3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  <table:table-cell office:value-type="string">
            <text:p>levelName</text:p>
          </table:table-cell>
          <table:table-cell office:value-type="string">
            <text:p>quizCompleteText_en</text:p>
          </table:table-cell>
          <table:table-cell office:value-type="string">
            <text:p>quizCompleteText_de-DE</text:p>
          </table:table-cell>
        </table:table-row>
        <table:table-row table:style-name="ro2">
          <table:table-cell office:value-type="string">
            <text:p>Flood_Cologne</text:p>
          </table:table-cell>
          <table:table-cell office:value-type="string">
            <text:p>Flood_Cologne_1</text:p>
          </table:table-cell>
          <table:table-cell office:value-type="string">
            <text:p>Flood_Cologne_2</text:p>
          </table:table-cell>
          <table:table-cell office:value-type="string">
            <text:p>Flood_Cologne_3</text:p>
          </table:table-cell>
          <table:table-cell office:value-type="string">
            <text:p>Flood_Europe_02</text:p>
          </table:table-cell>
          <table:table-cell office:value-type="string">
            <text:p>A citizen was trapped in the city, help them find a place to hold out during the flood.</text:p>
          </table:table-cell>
          <table:table-cell office:value-type="string">
            <text:p>Eine Frau wurde von der Flut überrascht. Hilf ihr einen Ort zu finden wo sie die Flut überstehen kann.</text:p>
          </table:table-cell>
        </table:table-row>
        <table:table-row table:style-name="ro1">
          <table:table-cell office:value-type="string">
            <text:p>Tornado_Kansas</text:p>
          </table:table-cell>
          <table:table-cell office:value-type="string">
            <text:p>Tornado_Kansas_1</text:p>
          </table:table-cell>
          <table:table-cell office:value-type="string">
            <text:p>Tornado_Kansas_2</text:p>
          </table:table-cell>
          <table:table-cell office:value-type="string">
            <text:p>Tornado_Kansas_3</text:p>
          </table:table-cell>
          <table:table-cell office:value-type="string">
            <text:p>Tornado_America_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1/07/2018</text:date>, <text:time>13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7S</meta:editing-duration>
    <meta:editing-cycles>8</meta:editing-cycles>
    <meta:generator>OpenOffice/4.1.5$Win32 OpenOffice.org_project/415m1$Build-9789</meta:generator>
    <dc:date>2018-07-01T13:23:53.65</dc:date>
    <dc:creator>Fluxilis </dc:creator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